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ohit Devanagari3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40pt" fo:letter-spacing="0.141cm" fo:font-weight="normal" officeooo:rsid="001c5a4a" officeooo:paragraph-rsid="001eeb99" style:font-size-asian="40pt" style:font-weight-asian="normal" style:font-size-complex="40pt" style:font-weight-complex="normal" loext:shadow="none"/>
    </style:style>
    <style:style style:name="P2" style:family="paragraph" style:parent-style-name="Standard">
      <style:text-properties style:font-name="DejaVu Sans Mono" fo:font-size="40pt" fo:letter-spacing="0.141cm" fo:font-weight="normal" officeooo:rsid="001c5a4a" officeooo:paragraph-rsid="001eeb99" fo:background-color="#bcaed5" style:font-size-asian="40pt" style:font-weight-asian="normal" style:font-size-complex="40pt" style:font-weight-complex="normal" loext:shadow="none"/>
    </style:style>
    <style:style style:name="P3" style:family="paragraph" style:parent-style-name="Standard">
      <style:text-properties style:font-name="DejaVu Sans Mono" fo:font-size="40pt" fo:letter-spacing="0.141cm" fo:font-weight="normal" officeooo:rsid="001c5a4a" officeooo:paragraph-rsid="002714ee" fo:background-color="#bcaed5" style:font-size-asian="40pt" style:font-weight-asian="normal" style:font-size-complex="40pt" style:font-weight-complex="normal" loext:shadow="none"/>
    </style:style>
    <style:style style:name="P4" style:family="paragraph" style:parent-style-name="Standard">
      <style:text-properties officeooo:paragraph-rsid="001eeb99"/>
    </style:style>
    <style:style style:name="P5" style:family="paragraph" style:parent-style-name="Standard">
      <style:text-properties style:text-line-through-style="none" style:text-line-through-type="none" style:font-name="DejaVu Sans Mono" fo:font-size="22pt" fo:letter-spacing="0.141cm" fo:font-weight="normal" officeooo:rsid="001eeb99" officeooo:paragraph-rsid="001eeb99" fo:background-color="transparent" style:font-size-asian="19.25pt" style:font-weight-asian="normal" style:font-size-complex="22pt" style:font-weight-complex="normal" loext:shadow="none"/>
    </style:style>
    <style:style style:name="P6" style:family="paragraph" style:parent-style-name="Standard">
      <style:text-properties style:text-line-through-style="none" style:text-line-through-type="none" style:font-name="DejaVu Sans Mono" fo:font-size="22pt" fo:letter-spacing="0.141cm" fo:font-weight="normal" officeooo:rsid="001eeb99" officeooo:paragraph-rsid="002714ee" fo:background-color="transparent" style:font-size-asian="19.25pt" style:font-weight-asian="normal" style:font-size-complex="22pt" style:font-weight-complex="normal" loext:shadow="none"/>
    </style:style>
    <style:style style:name="P7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1eeb99" fo:background-color="transparent" style:font-size-asian="10pt" style:font-weight-asian="normal" style:font-size-complex="10pt" style:font-weight-complex="normal" loext:shadow="none"/>
    </style:style>
    <style:style style:name="P8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23b0d8" fo:background-color="transparent" style:font-size-asian="10pt" style:font-weight-asian="normal" style:font-size-complex="10pt" style:font-weight-complex="normal" loext:shadow="none"/>
    </style:style>
    <style:style style:name="P9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2714ee" fo:background-color="transparent" style:font-size-asian="10pt" style:font-weight-asian="normal" style:font-size-complex="10pt" style:font-weight-complex="normal" loext:shadow="none"/>
    </style:style>
    <style:style style:name="P10" style:family="paragraph" style:parent-style-name="Standard">
      <style:text-properties officeooo:rsid="0023b0d8" officeooo:paragraph-rsid="0023b0d8"/>
    </style:style>
    <style:style style:name="P11" style:family="paragraph" style:parent-style-name="Standard">
      <style:text-properties officeooo:rsid="0023b0d8" officeooo:paragraph-rsid="002714ee"/>
    </style:style>
    <style:style style:name="P12" style:family="paragraph" style:parent-style-name="Standard">
      <style:text-properties officeooo:rsid="0023b0d8" officeooo:paragraph-rsid="0024dff2"/>
    </style:style>
    <style:style style:name="P13" style:family="paragraph" style:parent-style-name="Standard">
      <style:text-properties officeooo:paragraph-rsid="0023b0d8"/>
    </style:style>
    <style:style style:name="P14" style:family="paragraph" style:parent-style-name="Standard">
      <style:text-properties officeooo:paragraph-rsid="0024dff2"/>
    </style:style>
    <style:style style:name="P15" style:family="paragraph" style:parent-style-name="Standard">
      <style:text-properties officeooo:paragraph-rsid="00262166"/>
    </style:style>
    <style:style style:name="P16" style:family="paragraph" style:parent-style-name="Standard">
      <style:text-properties style:use-window-font-color="true" style:font-name="DejaVu Sans Mono" fo:font-size="40pt" fo:letter-spacing="0.141cm" fo:font-weight="normal" officeooo:rsid="001c5a4a" officeooo:paragraph-rsid="002714ee" fo:background-color="transparent" style:font-size-asian="40pt" style:font-weight-asian="normal" style:font-size-complex="40pt" style:font-weight-complex="normal" loext:shadow="none"/>
    </style:style>
    <style:style style:name="P17" style:family="paragraph" style:parent-style-name="Standard">
      <style:text-properties style:use-window-font-color="true" style:font-name="DejaVu Sans Mono" fo:font-size="40pt" fo:letter-spacing="0.141cm" fo:font-weight="normal" officeooo:rsid="001c5a4a" officeooo:paragraph-rsid="00376613" fo:background-color="transparent" style:font-size-asian="40pt" style:font-weight-asian="normal" style:font-size-complex="40pt" style:font-weight-complex="normal" loext:shadow="none"/>
    </style:style>
    <style:style style:name="P18" style:family="paragraph" style:parent-style-name="Standard">
      <style:text-properties officeooo:paragraph-rsid="002714ee"/>
    </style:style>
    <style:style style:name="P19" style:family="paragraph" style:parent-style-name="Standard">
      <style:text-properties officeooo:paragraph-rsid="0027b0a9"/>
    </style:style>
    <style:style style:name="P20" style:family="paragraph" style:parent-style-name="Standard">
      <style:text-properties officeooo:paragraph-rsid="00280cdf"/>
    </style:style>
    <style:style style:name="P21" style:family="paragraph" style:parent-style-name="Standard">
      <style:paragraph-properties fo:break-before="page"/>
      <style:text-properties officeooo:paragraph-rsid="00280cdf"/>
    </style:style>
    <style:style style:name="P22" style:family="paragraph" style:parent-style-name="Standard">
      <style:paragraph-properties fo:break-before="page"/>
      <style:text-properties style:use-window-font-color="true" style:font-name="DejaVu Sans Mono" fo:font-size="40pt" fo:letter-spacing="0.318cm" fo:font-weight="normal" officeooo:rsid="001c5a4a" officeooo:paragraph-rsid="00376613" fo:background-color="transparent" style:font-size-asian="40pt" style:font-weight-asian="normal" style:font-size-complex="40pt" style:font-weight-complex="normal" loext:shadow="none"/>
    </style:style>
    <style:style style:name="P23" style:family="paragraph" style:parent-style-name="Standard">
      <style:text-properties style:text-line-through-style="none" style:text-line-through-type="none" style:font-name="DejaVu Sans Mono" fo:font-size="10pt" fo:letter-spacing="0.141cm" fo:font-weight="normal" officeooo:rsid="001eeb99" officeooo:paragraph-rsid="002714ee" fo:background-color="transparent" style:font-size-asian="10pt" style:font-weight-asian="normal" style:font-size-complex="10pt" style:font-weight-complex="normal" loext:shadow="none"/>
    </style:style>
    <style:style style:name="P24" style:family="paragraph" style:parent-style-name="Standard">
      <style:text-properties officeooo:paragraph-rsid="003b2ec6"/>
    </style:style>
    <style:style style:name="P25" style:family="paragraph" style:parent-style-name="Standard">
      <style:text-properties style:use-window-font-color="true" style:font-name="DejaVu Sans Mono" fo:font-size="40pt" fo:letter-spacing="0.141cm" fo:font-weight="normal" officeooo:rsid="001c5a4a" officeooo:paragraph-rsid="003b9779" fo:background-color="transparent" style:font-size-asian="40pt" style:font-weight-asian="normal" style:font-size-complex="40pt" style:font-weight-complex="normal" loext:shadow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font-name="DejaVu Sans Mono" fo:font-size="12pt" fo:letter-spacing="0.18cm" style:font-name-complex="DejaVu Sans Mono" style:font-size-complex="40pt" fo:hyphenate="false"/>
    </style:style>
    <style:style style:name="P27" style:family="paragraph">
      <loext:graphic-properties draw:fill="solid" draw:fill-color="#ffffff"/>
      <style:paragraph-properties fo:text-align="center" style:writing-mode="lr-tb"/>
      <style:text-properties style:use-window-font-color="true" style:font-name="DejaVu Sans Mono" fo:font-size="40pt" fo:letter-spacing="0.18cm" style:font-name-complex="DejaVu Sans Mono" style:font-size-complex="40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e0efd4" loext:char-shading-value="0"/>
    </style:style>
    <style:style style:name="T3" style:family="text">
      <style:text-properties fo:background-color="#bce4e5" loext:char-shading-value="0"/>
    </style:style>
    <style:style style:name="T4" style:family="text">
      <style:text-properties officeooo:rsid="00292a7d" fo:background-color="#bce4e5" loext:char-shading-value="0"/>
    </style:style>
    <style:style style:name="T5" style:family="text">
      <style:text-properties fo:color="#ce181e" style:font-name="DejaVu Sans Mono" fo:font-size="40pt" fo:letter-spacing="0.141cm" fo:font-weight="normal" officeooo:rsid="001c5a4a" fo:background-color="#fcc79b" loext:char-shading-value="0" style:font-size-asian="40pt" style:font-weight-asian="normal" style:font-size-complex="40pt" style:font-weight-complex="normal" loext:shadow="none"/>
    </style:style>
    <style:style style:name="T6" style:family="text">
      <style:text-properties fo:color="#ce181e" style:font-name="DejaVu Sans Mono" fo:font-size="40pt" fo:letter-spacing="0.141cm" fo:font-weight="normal" officeooo:rsid="001c5a4a" fo:background-color="#bee3d3" loext:char-shading-value="0" style:font-size-asian="40pt" style:font-weight-asian="normal" style:font-size-complex="40pt" style:font-weight-complex="normal" loext:shadow="none"/>
    </style:style>
    <style:style style:name="T7" style:family="text">
      <style:text-properties fo:color="#ce181e" style:font-name="DejaVu Sans Mono" fo:font-size="40pt" fo:letter-spacing="0.141cm" fo:font-weight="normal" officeooo:rsid="001c5a4a" fo:background-color="#ffff99" loext:char-shading-value="0" style:font-size-asian="40pt" style:font-weight-asian="normal" style:font-size-complex="40pt" style:font-weight-complex="normal" loext:shadow="none"/>
    </style:style>
    <style:style style:name="T8" style:family="text">
      <style:text-properties fo:color="#ce181e" style:font-name="DejaVu Sans Mono" fo:font-size="40pt" fo:letter-spacing="0.141cm" fo:font-weight="normal" officeooo:rsid="001c5a4a" fo:background-color="transparent" loext:char-shading-value="0" style:font-size-asian="40pt" style:font-weight-asian="normal" style:font-size-complex="40pt" style:font-weight-complex="normal" loext:shadow="none"/>
    </style:style>
    <style:style style:name="T9" style:family="text">
      <style:text-properties fo:background-color="#fcd3c1" loext:char-shading-value="0"/>
    </style:style>
    <style:style style:name="T10" style:family="text">
      <style:text-properties officeooo:rsid="00262166" fo:background-color="#fcd3c1" loext:char-shading-value="0"/>
    </style:style>
    <style:style style:name="T11" style:family="text">
      <style:text-properties fo:background-color="#dfcce4" loext:char-shading-value="0"/>
    </style:style>
    <style:style style:name="T12" style:family="text">
      <style:text-properties style:font-name="DejaVu Sans Mono" fo:font-size="40pt" fo:letter-spacing="0.141cm" fo:font-weight="normal" officeooo:rsid="001c5a4a" fo:background-color="#fff200" loext:char-shading-value="0" style:font-size-asian="40pt" style:font-weight-asian="normal" style:font-size-complex="40pt" style:font-weight-complex="normal" loext:shadow="none"/>
    </style:style>
    <style:style style:name="T13" style:family="text">
      <style:text-properties style:font-name="DejaVu Sans Mono" fo:font-size="40pt" fo:letter-spacing="0.141cm" fo:font-weight="normal" officeooo:rsid="001c5a4a" fo:background-color="#e0efd4" loext:char-shading-value="0" style:font-size-asian="40pt" style:font-weight-asian="normal" style:font-size-complex="40pt" style:font-weight-complex="normal" loext:shadow="none"/>
    </style:style>
    <style:style style:name="T14" style:family="text">
      <style:text-properties style:font-name="DejaVu Sans Mono" fo:font-size="40pt" fo:letter-spacing="0.141cm" fo:font-weight="normal" officeooo:rsid="001c5a4a" fo:background-color="#fcd4d1" loext:char-shading-value="0" style:font-size-asian="40pt" style:font-weight-asian="normal" style:font-size-complex="40pt" style:font-weight-complex="normal" loext:shadow="none"/>
    </style:style>
    <style:style style:name="T15" style:family="text">
      <style:text-properties style:font-name="DejaVu Sans Mono" fo:font-size="40pt" fo:letter-spacing="0.141cm" fo:font-weight="normal" officeooo:rsid="001c5a4a" fo:background-color="transparent" loext:char-shading-value="0" style:font-size-asian="40pt" style:font-weight-asian="normal" style:font-size-complex="40pt" style:font-weight-complex="normal" loext:shadow="none"/>
    </style:style>
    <style:style style:name="T16" style:family="text">
      <style:text-properties style:font-name="DejaVu Sans Mono" fo:font-size="40pt" fo:letter-spacing="0.141cm" fo:font-weight="normal" officeooo:rsid="00224999" fo:background-color="transparent" loext:char-shading-value="0" style:font-size-asian="40pt" style:font-weight-asian="normal" style:font-size-complex="40pt" style:font-weight-complex="normal" loext:shadow="none"/>
    </style:style>
    <style:style style:name="T17" style:family="text">
      <style:text-properties style:font-name="DejaVu Sans Mono" fo:font-size="40pt" fo:letter-spacing="0.141cm" fo:font-weight="normal" officeooo:rsid="00262166" fo:background-color="transparent" loext:char-shading-value="0" style:font-size-asian="40pt" style:font-weight-asian="normal" style:font-size-complex="40pt" style:font-weight-complex="normal" loext:shadow="none"/>
    </style:style>
    <style:style style:name="T18" style:family="text">
      <style:text-properties style:font-name="DejaVu Sans Mono" fo:font-size="40pt" fo:letter-spacing="0.141cm" fo:font-weight="normal" officeooo:rsid="002d5501" fo:background-color="transparent" loext:char-shading-value="0" style:font-size-asian="40pt" style:font-weight-asian="normal" style:font-size-complex="40pt" style:font-weight-complex="normal" loext:shadow="none"/>
    </style:style>
    <style:style style:name="T19" style:family="text">
      <style:text-properties style:font-name="DejaVu Sans Mono" fo:font-size="40pt" fo:letter-spacing="0.141cm" fo:font-weight="normal" officeooo:rsid="001c5a4a" fo:background-color="#bcaed5" loext:char-shading-value="0" style:font-size-asian="40pt" style:font-weight-asian="normal" style:font-size-complex="40pt" style:font-weight-complex="normal" loext:shadow="none"/>
    </style:style>
    <style:style style:name="T20" style:family="text">
      <style:text-properties style:font-name="DejaVu Sans Mono" fo:font-size="40pt" fo:letter-spacing="0.141cm" fo:font-weight="normal" officeooo:rsid="001c5a4a" fo:background-color="#bce4e5" loext:char-shading-value="0" style:font-size-asian="40pt" style:font-weight-asian="normal" style:font-size-complex="40pt" style:font-weight-complex="normal" loext:shadow="none"/>
    </style:style>
    <style:style style:name="T21" style:family="text">
      <style:text-properties style:font-name="DejaVu Sans Mono" fo:font-size="40pt" fo:letter-spacing="0.141cm" fo:font-weight="normal" officeooo:rsid="001c5a4a" fo:background-color="#fcd3c1" loext:char-shading-value="0" style:font-size-asian="40pt" style:font-weight-asian="normal" style:font-size-complex="40pt" style:font-weight-complex="normal" loext:shadow="none"/>
    </style:style>
    <style:style style:name="T22" style:family="text">
      <style:text-properties style:font-name="DejaVu Sans Mono" fo:font-size="40pt" fo:letter-spacing="0.141cm" fo:font-weight="normal" officeooo:rsid="001c5a4a" fo:background-color="#fffbcc" loext:char-shading-value="0" style:font-size-asian="40pt" style:font-weight-asian="normal" style:font-size-complex="40pt" style:font-weight-complex="normal" loext:shadow="none"/>
    </style:style>
    <style:style style:name="T23" style:family="text">
      <style:text-properties style:font-name="DejaVu Sans Mono" fo:font-size="40pt" fo:letter-spacing="0.141cm" fo:font-weight="normal" officeooo:rsid="001c5a4a" fo:background-color="#00cccc" loext:char-shading-value="0" style:font-size-asian="40pt" style:font-weight-asian="normal" style:font-size-complex="40pt" style:font-weight-complex="normal" loext:shadow="none"/>
    </style:style>
    <style:style style:name="T24" style:family="text">
      <style:text-properties style:font-name="DejaVu Sans Mono" fo:font-size="40pt" fo:letter-spacing="0.141cm" fo:font-weight="normal" officeooo:rsid="001c5a4a" fo:background-color="#adc5e7" loext:char-shading-value="0" style:font-size-asian="40pt" style:font-weight-asian="normal" style:font-size-complex="40pt" style:font-weight-complex="normal" loext:shadow="none"/>
    </style:style>
    <style:style style:name="T25" style:family="text">
      <style:text-properties fo:color="#c9211e" style:font-name="DejaVu Sans Mono" fo:font-size="40pt" fo:letter-spacing="0.141cm" fo:font-weight="normal" officeooo:rsid="001c5a4a" fo:background-color="#fcd3c1" loext:char-shading-value="0" style:font-size-asian="40pt" style:font-weight-asian="normal" style:font-size-complex="40pt" style:font-weight-complex="normal" loext:shadow="none"/>
    </style:style>
    <style:style style:name="T26" style:family="text">
      <style:text-properties fo:color="#c9211e" style:font-name="DejaVu Sans Mono" fo:font-size="40pt" fo:letter-spacing="0.141cm" fo:font-weight="normal" officeooo:rsid="00262166" fo:background-color="#fcd3c1" loext:char-shading-value="0" style:font-size-asian="40pt" style:font-weight-asian="normal" style:font-size-complex="40pt" style:font-weight-complex="normal" loext:shadow="none"/>
    </style:style>
    <style:style style:name="T27" style:family="text">
      <style:text-properties fo:color="#c9211e" style:font-name="DejaVu Sans Mono" fo:font-size="40pt" fo:letter-spacing="0.141cm" fo:font-weight="normal" officeooo:rsid="001c5a4a" fo:background-color="#00cccc" loext:char-shading-value="0" style:font-size-asian="40pt" style:font-weight-asian="normal" style:font-size-complex="40pt" style:font-weight-complex="normal" loext:shadow="none"/>
    </style:style>
    <style:style style:name="T28" style:family="text">
      <style:text-properties fo:color="#c9211e" fo:background-color="#fcd3c1" loext:char-shading-value="0"/>
    </style:style>
    <style:style style:name="T29" style:family="text">
      <style:text-properties fo:color="#c9211e" officeooo:rsid="00262166" fo:background-color="#fcd3c1" loext:char-shading-value="0"/>
    </style:style>
    <style:style style:name="T30" style:family="text">
      <style:text-properties fo:color="#c9211e" fo:background-color="#fff200" loext:char-shading-value="0"/>
    </style:style>
    <style:style style:name="T31" style:family="text">
      <style:text-properties officeooo:rsid="0023b0d8"/>
    </style:style>
    <style:style style:name="T32" style:family="text">
      <style:text-properties style:use-window-font-color="true" style:font-name="DejaVu Sans Mono" fo:font-size="40pt" fo:letter-spacing="0.141cm" fo:font-weight="normal" officeooo:rsid="001c5a4a" fo:background-color="#bee3d3" loext:char-shading-value="0" style:font-size-asian="40pt" style:font-weight-asian="normal" style:font-size-complex="40pt" style:font-weight-complex="normal" loext:shadow="none"/>
    </style:style>
    <style:style style:name="T33" style:family="text">
      <style:text-properties style:use-window-font-color="true" style:font-name="DejaVu Sans Mono" fo:font-size="40pt" fo:letter-spacing="0.141cm" fo:font-weight="normal" officeooo:rsid="001c5a4a" fo:background-color="transparent" loext:char-shading-value="0" style:font-size-asian="40pt" style:font-weight-asian="normal" style:font-size-complex="40pt" style:font-weight-complex="normal" loext:shadow="none"/>
    </style:style>
    <style:style style:name="T34" style:family="text">
      <style:text-properties style:use-window-font-color="true" style:font-name="DejaVu Sans Mono" fo:font-size="40pt" fo:letter-spacing="0.141cm" fo:font-weight="normal" officeooo:rsid="003d894c" fo:background-color="transparent" loext:char-shading-value="0" style:font-size-asian="40pt" style:font-weight-asian="normal" style:font-size-complex="40pt" style:font-weight-complex="normal" loext:shadow="none"/>
    </style:style>
    <style:style style:name="T35" style:family="text">
      <style:text-properties style:use-window-font-color="true" style:font-name="DejaVu Sans Mono" fo:font-size="40pt" fo:letter-spacing="0.141cm" fo:font-weight="normal" officeooo:rsid="001c5a4a" fo:background-color="#fcc79b" loext:char-shading-value="0" style:font-size-asian="40pt" style:font-weight-asian="normal" style:font-size-complex="40pt" style:font-weight-complex="normal" loext:shadow="none"/>
    </style:style>
    <style:style style:name="T36" style:family="text">
      <style:text-properties style:use-window-font-color="true" style:font-name="DejaVu Sans Mono" fo:font-size="40pt" fo:letter-spacing="0.141cm" fo:font-weight="normal" officeooo:rsid="001c5a4a" fo:background-color="#c2e0ae" loext:char-shading-value="0" style:font-size-asian="40pt" style:font-weight-asian="normal" style:font-size-complex="40pt" style:font-weight-complex="normal" loext:shadow="none"/>
    </style:style>
    <style:style style:name="T37" style:family="text">
      <style:text-properties style:use-window-font-color="true" style:font-name="DejaVu Sans Mono" fo:font-size="40pt" fo:letter-spacing="0.141cm" fo:font-weight="normal" officeooo:rsid="001c5a4a" fo:background-color="#fffbcc" loext:char-shading-value="0" style:font-size-asian="40pt" style:font-weight-asian="normal" style:font-size-complex="40pt" style:font-weight-complex="normal" loext:shadow="none"/>
    </style:style>
    <style:style style:name="T38" style:family="text">
      <style:text-properties style:use-window-font-color="true" style:font-name="DejaVu Sans Mono" fo:font-size="40pt" fo:letter-spacing="0.141cm" fo:font-weight="normal" officeooo:rsid="001c5a4a" fo:background-color="#e0efd4" loext:char-shading-value="0" style:font-size-asian="40pt" style:font-weight-asian="normal" style:font-size-complex="40pt" style:font-weight-complex="normal" loext:shadow="none"/>
    </style:style>
    <style:style style:name="T39" style:family="text">
      <style:text-properties style:use-window-font-color="true" style:font-name="DejaVu Sans Mono" fo:font-size="40pt" fo:letter-spacing="0.141cm" fo:font-weight="normal" officeooo:rsid="001c5a4a" fo:background-color="#dfcce4" loext:char-shading-value="0" style:font-size-asian="40pt" style:font-weight-asian="normal" style:font-size-complex="40pt" style:font-weight-complex="normal" loext:shadow="none"/>
    </style:style>
    <style:style style:name="T40" style:family="text">
      <style:text-properties style:use-window-font-color="true" style:font-name="DejaVu Sans Mono" fo:font-size="40pt" fo:letter-spacing="0.141cm" fo:font-weight="normal" officeooo:rsid="001c5a4a" fo:background-color="#bce4e5" loext:char-shading-value="0" style:font-size-asian="40pt" style:font-weight-asian="normal" style:font-size-complex="40pt" style:font-weight-complex="normal" loext:shadow="none"/>
    </style:style>
    <style:style style:name="T41" style:family="text">
      <style:text-properties fo:color="#ff0000" fo:background-color="#dfcce4" loext:char-shading-value="0"/>
    </style:style>
    <style:style style:name="T42" style:family="text">
      <style:text-properties fo:color="#ff0000" style:font-name="DejaVu Sans Mono" fo:font-size="40pt" fo:letter-spacing="0.141cm" fo:font-weight="normal" officeooo:rsid="0027b0a9" fo:background-color="#fcc79b" loext:char-shading-value="0" style:font-size-asian="40pt" style:font-weight-asian="normal" style:font-size-complex="40pt" style:font-weight-complex="normal" loext:shadow="none"/>
    </style:style>
    <style:style style:name="T43" style:family="text">
      <style:text-properties fo:color="#ff0000" style:font-name="DejaVu Sans Mono" fo:font-size="40pt" fo:letter-spacing="0.141cm" fo:font-weight="normal" officeooo:rsid="001c5a4a" fo:background-color="#dfcce4" loext:char-shading-value="0" style:font-size-asian="40pt" style:font-weight-asian="normal" style:font-size-complex="40pt" style:font-weight-complex="normal" loext:shadow="none"/>
    </style:style>
    <style:style style:name="T44" style:family="text">
      <style:text-properties fo:color="#ff0000" fo:background-color="#fcd3c1" loext:char-shading-value="0"/>
    </style:style>
    <style:style style:name="T45" style:family="text">
      <style:text-properties fo:color="#ff0000" officeooo:rsid="00262166" fo:background-color="#fcd3c1" loext:char-shading-value="0"/>
    </style:style>
    <style:style style:name="T46" style:family="text">
      <style:text-properties officeooo:rsid="003d894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size="40pt" fo:letter-spacing="0.18cm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xx" style:country-asian="none" style:font-style-asian="normal" style:font-weight-asian="normal" style:font-name-complex="DejaVu Sans Mono" style:font-size-complex="4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ff0000" draw:fill="solid" draw:fill-color="#ffffff" draw:textarea-horizontal-align="justify" draw:textarea-vertical-align="middle" draw:auto-grow-height="false" fo:min-height="16.369cm" fo:min-width="16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ES</text:span><text:span text:style-name="T15">W</text:span><text:span text:style-name="T13">IST</text:span><text:span text:style-name="T15">R</text:span><text:span text:style-name="T14">FÜNF</text:span></text:p>
      <text:p text:style-name="P1"><text:span text:style-name="T3">ZEHN</text:span><text:span text:style-name="T2">ZWANZIG</text:span></text:p>
      <text:p text:style-name="P15"><text:span text:style-name="T12">VIERTEL</text:span><text:span text:style-name="T15">A</text:span><text:span text:style-name="T22">VOR</text:span></text:p>
      <text:p text:style-name="P15"><text:span text:style-name="T13">NACH</text:span><text:span text:style-name="T33">T</text:span><text:span text:style-name="T24">HALB</text:span><text:span text:style-name="T17">ER</text:span></text:p>
      <text:p text:style-name="P25"><text:span text:style-name="T1">ZWÖLF</text:span><text:span text:style-name="T9">DR</text:span><text:span text:style-name="T44">EI</text:span><text:span text:style-name="T45">NS</text:span></text:p>
      <text:p text:style-name="P24"><text:span text:style-name="T39">EL</text:span><text:span text:style-name="T43">F</text:span><text:span text:style-name="T40">ÜNF</text:span><text:span text:style-name="T38">ZWEI</text:span><text:span text:style-name="T33">T</text:span></text:p>
      <text:p text:style-name="P15"><text:span text:style-name="T18">RE</text:span><text:span text:style-name="T22">VIER</text:span><text:span text:style-name="T5">SECHS</text:span></text:p>
      <text:p text:style-name="P15"><text:span text:style-name="T36">SIEBE</text:span><text:span text:style-name="T6">N</text:span><text:span text:style-name="T7">ACHT</text:span><text:span text:style-name="T8">Q</text:span></text:p>
      <text:p text:style-name="P15"><text:span text:style-name="T23">ZEH</text:span><text:span text:style-name="T27">N</text:span><text:span text:style-name="T32">EUN</text:span><text:span text:style-name="T16">T</text:span><text:span text:style-name="T19">UHR</text:span></text:p>
      <text:p text:style-name="P2"/>
      <text:p text:style-name="P5">ABCDEFGHIJKLMNOPQRSTUVWXYZ</text:p>
      <text:p text:style-name="P7"/>
      <text:p text:style-name="P14">ES IST FÜNF ZEHN ZWANZIG VIERTEL NACH VOR HALB</text:p>
      <text:p text:style-name="P14"/>
      <text:p text:style-name="P14">ZWÖLF ZWEINSIEBEN DREINSFÜNF ELF NEUN VIER ACHT ZEHN SECHS UHR</text:p>
      <text:p text:style-name="Standard"/>
      <text:p text:style-name="P7"/>
      <text:p text:style-name="Standard">x:05, <text:span text:style-name="T31">x:10, x:15, x:20, x:25, x:30, x:35, x:40, x:45, x:50, x:55</text:span></text:p>
      <text:p text:style-name="Standard"/>
      <text:p text:style-name="P13">Es ist <text:span text:style-name="T31">fünf vor / nach</text:span></text:p>
      <text:p text:style-name="P10">Es ist zehn vor / nach</text:p>
      <text:p text:style-name="P12">Es ist viertel vor / nach</text:p>
      <text:p text:style-name="P12">Es ist zwanzig vor / nach</text:p>
      <text:p text:style-name="P10">Es ist halb</text:p>
      <text:p text:style-name="P10">Es ist </text:p>
      <text:p text:style-name="P13"/>
      <text:p text:style-name="P8">ZWÖLF ZWEINSIEBEN DREINSFÜNF ELF NEUN VIER ACHT ZEHN SECHS UHR</text:p>
      <text:p text:style-name="P22"><draw:custom-shape text:anchor-type="paragraph" draw:z-index="0" draw:name="Form1" draw:style-name="gr1" draw:text-style-name="P27" svg:width="16.37cm" svg:height="16.37cm" svg:x="0.025cm" svg:y="-0.019cm"><text:p text:style-name="P26"><text:span text:style-name="T47">ESWISTRFÜNF</text:span></text:p><text:p text:style-name="P26"><text:span text:style-name="T47">ZEHNZWANZIG</text:span></text:p><text:p text:style-name="P26"><text:span text:style-name="T47">VIERTELAVOR</text:span></text:p><text:p text:style-name="P26"><text:span text:style-name="T47">NACHTHALBER</text:span></text:p><text:p text:style-name="P26"><text:span text:style-name="T47">ZWÖLFDR</text:span><text:span text:style-name="T47">EINS</text:span></text:p><text:p text:style-name="P26"><text:span text:style-name="T47">EL</text:span><text:span text:style-name="T47">F</text:span><text:span text:style-name="T47">ÜNFZWEIT</text:span></text:p><text:p text:style-name="P26"><text:span text:style-name="T47">REVIER</text:span><text:span text:style-name="T47">SECHS</text:span></text:p><text:p text:style-name="P26"><text:span text:style-name="T47">SIEBE</text:span><text:span text:style-name="T47">NACHTQ</text:span></text:p><text:p text:style-name="P26"><text:span text:style-name="T47">ZEH</text:span><text:span text:style-name="T47">N</text:span><text:span text:style-name="T47">EUNTUHR</text:span></text:p><draw:enhanced-geometry svg:viewBox="0 0 21600 21600" draw:type="rectangle" draw:enhanced-path="M 0 0 L 21600 0 21600 21600 0 21600 0 0 Z N"/></draw:custom-shape></text:p>
      <text:p text:style-name="P17"/>
      <text:p text:style-name="P21"><text:span text:style-name="T12">ES</text:span><text:span text:style-name="T15"> </text:span><text:span text:style-name="T13">IST ZWANZIG </text:span></text:p>
      <text:p text:style-name="P20"><text:span text:style-name="T14">FÜNF</text:span><text:span text:style-name="T20">ZEHN</text:span><text:span text:style-name="T12">VIERTEL</text:span></text:p>
      <text:p text:style-name="P18"><text:span text:style-name="T22">VOR</text:span><text:span text:style-name="T13">NACH</text:span><text:span text:style-name="T33"> </text:span><text:span text:style-name="T24">HALB</text:span><text:span text:style-name="T15"> <text:s text:c="2"/></text:span></text:p>
      <text:p text:style-name="P19"><text:span text:style-name="T12">ZWÖLF</text:span><text:span text:style-name="T21">DR</text:span><text:span text:style-name="T25">EI</text:span><text:span text:style-name="T26">NS</text:span><text:span text:style-name="T37">VIER</text:span></text:p>
      <text:p text:style-name="P16"><text:span text:style-name="T2">ZWEI</text:span><text:span text:style-name="T11">EL</text:span><text:span text:style-name="T41">F</text:span><text:span text:style-name="T3">ÜNF </text:span><text:span text:style-name="T4">GUTE</text:span></text:p>
      <text:p text:style-name="P19"><text:span text:style-name="T35">SECH</text:span><text:span text:style-name="T42">S</text:span><text:span text:style-name="T36">IEBE</text:span><text:span text:style-name="T6">N</text:span><text:span text:style-name="T7">ACHT</text:span></text:p>
      <text:p text:style-name="P18"><text:span text:style-name="T23">ZEH</text:span><text:span text:style-name="T27">N</text:span><text:span text:style-name="T32">EUN</text:span><text:span text:style-name="T16">A</text:span><text:span text:style-name="T19">UHR</text:span></text:p>
      <text:p text:style-name="P3"/>
      <text:p text:style-name="P6">ABCDEFGHIJKLMNOPQRSTUVWXYZ</text:p>
      <text:p text:style-name="P9"/>
      <text:p text:style-name="P18">ES IST FÜNF ZEHN ZWANZIG VIERTEL NACH VOR HALB</text:p>
      <text:p text:style-name="P18"/>
      <text:p text:style-name="P18">ZWÖLF ZWEINSIEBEN DREINSFÜNF ELF NEUN VIER ACHT ZEHN SECHS UHR</text:p>
      <text:p text:style-name="P18"/>
      <text:p text:style-name="P9"/>
      <text:p text:style-name="P18">x:05, <text:span text:style-name="T31">x:10, x:15, x:20, x:25, x:30, x:35, x:40, x:45, x:50, x:55</text:span></text:p>
      <text:p text:style-name="P18"/>
      <text:p text:style-name="P18">Es ist <text:span text:style-name="T31">fünf vor / nach</text:span></text:p>
      <text:p text:style-name="P11">Es ist zehn vor / nach</text:p>
      <text:p text:style-name="P11">Es ist viertel vor / nach</text:p>
      <text:p text:style-name="P11">Es ist zwanzig vor / nach</text:p>
      <text:p text:style-name="P11">Es ist halb</text:p>
      <text:p text:style-name="P11">Es ist </text:p>
      <text:p text:style-name="P18"/>
      <text:p text:style-name="P9">ZWÖLF ZWEINSIEBEN DREINSFÜNF ELF NEUN VIER ACHT ZEHN SECHS UH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ohit Devanagari" svg:font-family="'Lohit Devanagari'" style:font-pitch="variable"/>
    <style:font-face style:name="Noto Sans CJK SC1" svg:font-family="'Noto Sans CJK SC'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ohit Devanagari3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3T17:30:38.819867505</meta:creation-date>
    <meta:generator>LibreOffice/6.3.5.2$Linux_X86_64 LibreOffice_project/30$Build-2</meta:generator>
    <dc:date>2020-08-13T21:30:12.587404131</dc:date>
    <meta:editing-duration>PT1H34M58S</meta:editing-duration>
    <meta:editing-cycles>34</meta:editing-cycles>
    <meta:document-statistic meta:table-count="0" meta:image-count="0" meta:object-count="0" meta:page-count="3" meta:paragraph-count="38" meta:word-count="160" meta:character-count="943" meta:non-whitespace-character-count="815"/>
  </office:meta>
</office:document-meta>
</file>